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3" text:continue-numbering="true" text:continue-list="list_Meter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4" text:continue-numbering="true" text:continue-list="list_Meter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25" text:continue-numbering="true" text:continue-list="list_Meter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26" text:continue-numbering="true" text:continue-list="list_Meter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27" text:continue-numbering="true" text:continue-list="list_Meter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28" text:continue-numbering="true" text:continue-list="list_Meter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29" text:continue-numbering="true" text:continue-list="list_Meter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0" text:continue-numbering="true" text:continue-list="list_Meter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1" text:continue-numbering="true" text:continue-list="list_Meter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2" text:continue-numbering="true" text:continue-list="list_Meter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3" text:continue-numbering="true" text:continue-list="list_Meter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4" text:continue-numbering="true" text:continue-list="list_Meter3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Meter35" text:continue-numbering="true" text:continue-list="list_Meter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36" text:continue-numbering="true" text:continue-list="list_Meter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37" text:continue-numbering="true" text:continue-list="list_Meter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38" text:continue-numbering="true" text:continue-list="list_Meter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39" text:continue-numbering="true" text:continue-list="list_Meter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0" text:continue-numbering="true" text:continue-list="list_Meter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1" text:continue-numbering="true" text:continue-list="list_Meter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2" text:continue-numbering="true" text:continue-list="list_Meter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3" text:continue-numbering="true" text:continue-list="list_Meter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4" text:continue-numbering="true" text:continue-list="list_Meter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5" text:continue-numbering="true" text:continue-list="list_Meter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46" text:continue-numbering="true" text:continue-list="list_Meter4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47" text:continue-numbering="true" text:continue-list="list_Meter4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48" text:continue-numbering="true" text:continue-list="list_Meter4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49" text:continue-numbering="true" text:continue-list="list_Meter4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50" text:continue-numbering="true" text:continue-list="list_Meter4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1" text:continue-numbering="true" text:continue-list="list_Meter5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5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3" text:continue-numbering="true" text:continue-list="list_Meter5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54" text:continue-numbering="true" text:continue-list="list_Meter5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55" text:continue-numbering="true" text:continue-list="list_Meter5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56"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